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2pt"/>
    </style:style>
    <style:style style:name="co2" style:family="table-column">
      <style:table-column-properties fo:break-before="auto" style:column-width="69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307.81pt"/>
    </style:style>
    <style:style style:name="co7" style:family="table-column">
      <style:table-column-properties fo:break-before="auto" style:column-width="75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</style:style>
    <style:style style:name="ce8" style:family="table-cell" style:parent-style-name="Default" style:data-style-name="N127">
      <style:table-cell-properties style:rotation-align="none"/>
    </style:style>
    <style:style style:name="ce9" style:family="table-cell" style:parent-style-name="Default" style:data-style-name="N1">
      <style:table-cell-properties style:rotation-align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4" style:family="table-cell" style:parent-style-name="Default" style:data-style-name="N126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4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Voltage</text:p>
          </table:table-cell>
          <table:table-cell/>
          <table:table-cell table:style-name="ce5" office:value-type="string" calcext:value-type="string">
            <text:p>Unit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ower Consumed by the node</text:p>
          </table:table-cell>
          <table:table-cell table:style-name="ce5" office:value-type="string" calcext:value-type="string">
            <text:p>Volt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Net</text:p>
          </table:table-cell>
          <table:table-cell table:style-name="ce16"/>
          <table:table-cell table:style-name="ce5" table:number-columns-repeated="1017"/>
        </table:table-row>
        <table:table-row table:style-name="ro2">
          <table:table-cell/>
          <table:table-cell table:style-name="ce6" office:value-type="string" calcext:value-type="string">
            <text:p>(PSU efficiency)</text:p>
          </table:table-cell>
          <table:table-cell table:style-name="ce5" office:value-type="string" calcext:value-type="string">
            <text:p>Amps</text:p>
          </table:table-cell>
          <table:table-cell table:style-name="ce5" office:value-type="string" calcext:value-type="string">
            <text:p>Watts</text:p>
          </table:table-cell>
          <table:table-cell/>
          <table:table-cell table:style-name="ce5" office:value-type="string" calcext:value-type="string">
            <text:p>Watts</text:p>
          </table:table-cell>
          <table:table-cell table:style-name="ce16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End Modules (FEM)</text:p>
          </table:table-cell>
          <table:table-cell office:value-type="float" office:value="5" calcext:value-type="float">
            <text:p>5</text:p>
          </table:table-cell>
          <table:table-cell table:formula="of:=2.34/(2*6)" office:value-type="float" office:value="0.195" calcext:value-type="float">
            <text:p>0.195</text:p>
          </table:table-cell>
          <table:table-cell table:formula="of:=[.B6]*[.C6]" office:value-type="float" office:value="0.975" calcext:value-type="float">
            <text:p>0.975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11.7" calcext:value-type="float">
            <text:p>11.7</text:p>
          </table:table-cell>
          <table:table-cell office:value-type="string" calcext:value-type="string">
            <text:p>The FEM heat is NOT dissipated inside the Node Enclos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 Amplificer Modules (PAM) : External to Node Enclosure</text:p>
          </table:table-cell>
          <table:table-cell office:value-type="float" office:value="5" calcext:value-type="float">
            <text:p>5</text:p>
          </table:table-cell>
          <table:table-cell table:formula="of:=5.67/(2*6)" office:value-type="float" office:value="0.4725" calcext:value-type="float">
            <text:p>0.4725</text:p>
          </table:table-cell>
          <table:table-cell table:formula="of:=[.B7]*[.C7]" office:value-type="float" office:value="2.3625" calcext:value-type="float">
            <text:p>2.3625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28.35" calcext:value-type="float">
            <text:p>28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8]-1)*[.F6]"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14.3" calcext:value-type="float">
            <text:p>14.3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(1/[.B9]-1)*[.F7]" office:value-type="float" office:value="34.65" calcext:value-type="float">
            <text:p>34.65</text:p>
          </table:table-cell>
          <table:table-cell office:value-type="float" office:value="1" calcext:value-type="float">
            <text:p>1</text:p>
          </table:table-cell>
          <table:table-cell table:formula="of:=[.E9]*[.D9]" office:value-type="float" office:value="34.65" calcext:value-type="float">
            <text:p>34.65</text:p>
          </table:table-cell>
          <table:table-cell office:value-type="string" calcext:value-type="string">
            <text:p>linear power supplies are about 45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marg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Pv2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table:formula="of:=[.B11]*[.C11]" office:value-type="float" office:value="22.2" calcext:value-type="float">
            <text:p>22.2</text:p>
          </table:table-cell>
          <table:table-cell office:value-type="float" office:value="4" calcext:value-type="float">
            <text:p>4</text:p>
          </table:table-cell>
          <table:table-cell table:formula="of:=[.E11]*[.D11]" office:value-type="float" office:value="88.8" calcext:value-type="float">
            <text:p>88.8</text:p>
          </table:table-cell>
          <table:table-cell office:value-type="string" calcext:value-type="string">
            <text:p>1.6Amp is a measured values; use 2A for mar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te Rabbi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formula="of:=[.B12]*[.C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2]*[.D12]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duino Ethernet (was Beaglebone and before that was Raspberry Pi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13]*[.C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float" office:value="1" calcext:value-type="float">
            <text:p>1</text:p>
          </table:table-cell>
          <table:table-cell office:value-type="string" calcext:value-type="string">
            <text:p>Arduino Ethernet is very low power relative to the Beaglebone Black and Raspberry Pi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table:formula="of:=(1/[.B14]-1)*[.F11]" office:value-type="float" office:value="22.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E14]*[.D14]" office:value-type="float" office:value="22.2" calcext:value-type="float">
            <text:p>22.2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4" table:formula="of:=(1/[.B15]-1)*([.F12]+[.F13])" office:value-type="float" office:value="2.25" calcext:value-type="float">
            <text:p>2.3</text:p>
          </table:table-cell>
          <table:table-cell table:style-name="ce7" office:value-type="float" office:value="1" calcext:value-type="float">
            <text:p>1.00</text:p>
          </table:table-cell>
          <table:table-cell table:formula="of:=[.E15]*[.D15]" office:value-type="float" office:value="2.25" calcext:value-type="float">
            <text:p>2.25</text:p>
          </table:table-cell>
          <table:table-cell office:value-type="string" calcext:value-type="string">
            <text:p>switching power supplies are about 80% effic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face Logic and Monitori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6]*[.D16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xternally mounted centrifugal fan</text:p>
          </table:table-cell>
          <table:table-cell office:value-type="float" office:value="230" calcext:value-type="float">
            <text:p>230</text:p>
          </table:table-cell>
          <table:table-cell office:value-type="float" office:value="0.32" calcext:value-type="float">
            <text:p>0.3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66" calcext:value-type="float">
            <text:p>66</text:p>
          </table:table-cell>
          <table:table-cell office:value-type="string" calcext:value-type="string">
            <text:p>The Fan heat is NOT dissipated inside the Node Enclosure. <text:s/>Operating point on curve is 0.32A 66W. <text:s/>The fan is rate for 0.36A and 90W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6:.F18])" office:value-type="float" office:value="292.25" calcext:value-type="float">
            <text:p>292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Power dissipated inside the Node Enclosure</text:p>
          </table:table-cell>
          <table:table-cell table:style-name="ce3" table:number-columns-repeated="4"/>
          <table:table-cell table:style-name="ce3" table:formula="of:=[.F19]-[.F6]-[.F17]" office:value-type="float" office:value="214.55" calcext:value-type="float">
            <text:p>214.55</text:p>
          </table:table-cell>
          <table:table-cell table:style-name="ce17"/>
          <table:table-cell table:style-name="ce3" table:number-columns-repeated="1017"/>
        </table:table-row>
        <table:table-row table:style-name="ro4">
          <table:table-cell table:style-name="ce3" office:value-type="string" calcext:value-type="string">
            <text:p>Power dissipated at the feeds</text:p>
          </table:table-cell>
          <table:table-cell table:style-name="ce3" table:number-columns-repeated="4"/>
          <table:table-cell table:style-name="ce3" table:formula="of:=[.F6]" office:value-type="float" office:value="11.7" calcext:value-type="float">
            <text:p>11.7</text:p>
          </table:table-cell>
          <table:table-cell table:style-name="ce17"/>
          <table:table-cell table:style-name="ce3" table:number-columns-repeated="1017"/>
        </table:table-row>
        <table:table-row table:style-name="ro3">
          <table:table-cell table:style-name="ce3" office:value-type="string" calcext:value-type="string">
            <text:p>Power dissipated at the centrifugal fan</text:p>
          </table:table-cell>
          <table:table-cell table:style-name="ce3" table:number-columns-repeated="4"/>
          <table:table-cell table:style-name="ce3" table:formula="of:=[.F17]" office:value-type="float" office:value="66" calcext:value-type="float">
            <text:p>66</text:p>
          </table:table-cell>
          <table:table-cell office:value-type="string" calcext:value-type="string">
            <text:p>This heat will be handled by long run of buried ducting between the centrifugal fan and the Node Enclosure</text:p>
          </table:table-cell>
          <table:table-cell table:number-columns-repeated="1017"/>
        </table:table-row>
        <table:table-row table:style-name="ro4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C voltage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VAC currents (nominal operating mode)</text:p>
          </table:table-cell>
          <table:table-cell office:value-type="string" calcext:value-type="string">
            <text:p>power factor</text:p>
          </table:table-cell>
          <table:table-cell table:style-name="ce11" office:value-type="string" calcext:value-type="string">
            <text:p>VAC input Am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E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6]+[.F8])/([.$B$26]*[.B29])" office:value-type="float" office:value="0.173913043478261" calcext:value-type="float">
            <text:p>0.174</text:p>
          </table:table-cell>
          <table:table-cell table:number-columns-repeated="3"/>
          <table:table-cell table:style-name="ce3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AM linear/analog power generation and distribution</text:p>
          </table:table-cell>
          <table:table-cell office:value-type="float" office:value="0.65" calcext:value-type="float">
            <text:p>0.65</text:p>
          </table:table-cell>
          <table:table-cell table:style-name="ce12" table:formula="of:=([.F7]+[.F9]+[.F10])/([.$B$26]*[.B30])" office:value-type="float" office:value="0.488294314381271" calcext:value-type="float">
            <text:p>0.488</text:p>
          </table:table-cell>
          <table:table-cell table:number-columns-repeated="3"/>
          <table:table-cell table:style-name="ce38" office:value-type="string" calcext:value-type="string">
            <text:p>generic value from generic linea power supply : http://www.acopian.com/linear-power-supply-vs-switching-power-supply-vs-unregulated-power-supply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1]+[.F14])/([.$B$26]*[.B31])" office:value-type="float" office:value="0.518934081346424" calcext:value-type="float">
            <text:p>0.51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0.93" calcext:value-type="float">
            <text:p>0.93</text:p>
          </table:table-cell>
          <table:table-cell table:style-name="ce12" table:formula="of:=([.F12]+[.F13]+[.F15]+[.F16])/([.$B$26]*[.B32])" office:value-type="float" office:value="0.0759700794763908" calcext:value-type="float">
            <text:p>0.0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style-name="ce7" table:formula="of:=66/([.B17]*[.C17])" office:value-type="float" office:value="0.896739130434782" calcext:value-type="float">
            <text:p>0.90</text:p>
          </table:table-cell>
          <table:table-cell table:style-name="ce12" table:formula="of:=([.F17])/([.$B$26]*[.B33])" office:value-type="float" office:value="0.32" calcext:value-type="float">
            <text:p>0.320</text:p>
          </table:table-cell>
          <table:table-cell table:number-columns-repeated="3"/>
          <table:table-cell office:value-type="string" calcext:value-type="string">
            <text:p>(assuming fan is at operating point 2 (see datasheet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VAC current input to the Node Enclosure</text:p>
          </table:table-cell>
          <table:table-cell/>
          <table:table-cell table:style-name="ce13" table:formula="of:=SUM([.C29:.C32])" office:value-type="float" office:value="1.25711151868235" calcext:value-type="float">
            <text:p>1.257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VAC current input to the Node (Total)</text:p>
          </table:table-cell>
          <table:table-cell/>
          <table:table-cell table:style-name="ce13" table:formula="of:=SUM([.C33];[.C35])" office:value-type="float" office:value="1.57711151868235" calcext:value-type="float">
            <text:p>1.577</text:p>
          </table:table-cell>
          <table:table-cell table:number-columns-repeated="3"/>
          <table:table-cell office:value-type="string" calcext:value-type="string">
            <text:p>Includes current for external centrifugal fa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rush Input VAC curr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the Node Enlcosure is "turned on" only the +5V supply turns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 if the internal computer decides everything is ok then it will turn on the other VAC consumers <text:s/>and it can do this 1consumer at a tim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M linear/analog power generation and distribu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total guess for the TBD Lineare power supply inrus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+12V switching/digital power generation and distribution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5V switching/digital power generation and distribution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ly mounted centrifugal fa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ir Flow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Flow</text:p>
          </table:table-cell>
          <table:table-cell table:style-name="ce8" table:formula="of:=[.B49]*POWER(0.3048;3)" office:value-type="float" office:value="3.001585738752" calcext:value-type="float">
            <text:p>3.002</text:p>
          </table:table-cell>
          <table:table-cell office:value-type="string" calcext:value-type="string">
            <text:p>Cubic meters per min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Diamet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Wall thick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pe Area Interior </text:p>
          </table:table-cell>
          <table:table-cell table:style-name="ce9" table:formula="of:=POWER(([.B51]-2*[.B52])/2;2)*PI()" office:value-type="float" office:value="8494.8665353068" calcext:value-type="float">
            <text:p>8495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e Area Exterior</text:p>
          </table:table-cell>
          <table:table-cell table:style-name="ce9" table:formula="of:=POWER([.B51]/2;2)*PI()" office:value-type="float" office:value="9503.31777710912" calcext:value-type="float">
            <text:p>9503</text:p>
          </table:table-cell>
          <table:table-cell office:value-type="string" calcext:value-type="string">
            <text:p>mm squa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Speed</text:p>
          </table:table-cell>
          <table:table-cell table:formula="of:=[.B50]/([.B54]/POWER(1000;2))" office:value-type="float" office:value="353.341129760739" calcext:value-type="float">
            <text:p>353.341129760739</text:p>
          </table:table-cell>
          <table:table-cell office:value-type="string" calcext:value-type="string">
            <text:p>meters per minute</text:p>
          </table:table-cell>
          <table:table-cell table:number-columns-repeated="1021"/>
        </table:table-row>
        <table:table-row table:style-name="ro1">
          <table:table-cell/>
          <table:table-cell table:formula="of:=[.B56]/60" office:value-type="float" office:value="5.88901882934565" calcext:value-type="float">
            <text:p>5.88901882934565</text:p>
          </table:table-cell>
          <table:table-cell office:value-type="string" calcext:value-type="string">
            <text:p>meters per second</text:p>
          </table:table-cell>
          <table:table-cell table:number-columns-repeated="1021"/>
        </table:table-row>
        <table:table-row table:style-name="ro1">
          <table:table-cell/>
          <table:table-cell table:formula="of:=[.B57]/0.33048" office:value-type="float" office:value="17.8195921972454" calcext:value-type="float">
            <text:p>17.8195921972454</text:p>
          </table:table-cell>
          <table:table-cell office:value-type="string" calcext:value-type="string">
            <text:p>ft per second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://www.engineeringtoolbox.com/convective-heat-transfer-d_430.html" xlink:type="simple">http://www.engineeringtoolbox.com/convective-heat-transfer-d_430.html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heat transfer coe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tts / (meter squared * Kelvin)</text:p>
          </table:table-cell>
          <table:table-cell table:number-columns-repeated="3"/>
          <table:table-cell office:value-type="string" calcext:value-type="string">
            <text:p>30 to 35W/(K*m**2) for velocity 10 to 20m/sec. Use lower value because not all air will blow past the components to be cooled. <text:s/>At0 m/sec value drops down to ~10.5 W/(K*m**2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NAP back cover surface area</text:p>
          </table:table-cell>
          <table:table-cell table:formula="of:=1*8*10" office:value-type="float" office:value="80" calcext:value-type="float">
            <text:p>80</text:p>
          </table:table-cell>
          <table:table-cell office:value-type="string" calcext:value-type="string">
            <text:p>inches squared</text:p>
          </table:table-cell>
          <table:table-cell office:value-type="string" calcext:value-type="string">
            <text:p>ignoring heat path to top cover</text:p>
          </table:table-cell>
          <table:table-cell table:number-columns-repeated="1020"/>
        </table:table-row>
        <table:table-row table:style-name="ro1">
          <table:table-cell/>
          <table:table-cell table:formula="of:=([.B65]/POWER(12;2))*POWER(0.3048;2)" office:value-type="float" office:value="0.0516128" calcext:value-type="float">
            <text:p>0.0516128</text:p>
          </table:table-cell>
          <table:table-cell office:value-type="string" calcext:value-type="string">
            <text:p>meters squa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7nov30: SNAPv2s shut down when running EMC tests at the VLA sitting on the bench w/ no airflow. <text:s/>Once 5” box fan (120VAC) blowing at them they kept runnin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17dec18: <text:s/>SNAPv2 sitting in open air on the bench measure U37 near the PWM controllers the hottest at about 107degF. <text:s/>Other DC-Dcs about 5 to 10degF cooler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28" office:value-type="string" calcext:value-type="string">
            <text:p>FPGA</text:p>
          </table:table-cell>
          <table:table-cell table:style-name="ce33" office:value-type="string" calcext:value-type="string">
            <text:p>any of the DC-DC converters</text:p>
          </table:table-cell>
          <table:table-cell table:number-columns-repeated="1021"/>
        </table:table-row>
        <table:table-row table:style-name="ro3">
          <table:table-cell/>
          <table:table-cell table:style-name="ce28"/>
          <table:table-cell table:style-name="ce33" office:value-type="string" calcext:value-type="string">
            <text:p>hanging off of U42: eg U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IC junction temperature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elsius</text:p>
          </table:table-cell>
          <table:table-cell table:style-name="ce39"/>
          <table:table-cell table:number-columns-repeated="1017"/>
        </table:table-row>
        <table:table-row table:style-name="ro3">
          <table:table-cell office:value-type="string" calcext:value-type="string">
            <text:p>Thermal Resistance from junction to case</text:p>
          </table:table-cell>
          <table:table-cell table:style-name="ce10"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elsius/Watt</text:p>
          </table:table-cell>
          <table:table-cell table:style-name="ce39" office:value-type="string" calcext:value-type="string">
            <text:p>TI DC-DC: guess middle/low value from <text:a xlink:href="http://cds.linear.com/docs/en/packaging/Thermal_table_Aug_2017.pdf" xlink:type="simple">http://cds.linear.com/docs/en/packaging/Thermal_table_Aug_2017.pdf</text:a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ermal Resistance from case to PCB</text:p>
          </table:table-cell>
          <table:table-cell table:style-name="ce10" office:value-type="float" office:value="0.1" calcext:value-type="float">
            <text:p>0.1</text:p>
          </table:table-cell>
          <table:table-cell table:formula="of:=25/3" office:value-type="float" office:value="8.33333333333333" calcext:value-type="float">
            <text:p>8.33333333333333</text:p>
          </table:table-cell>
          <table:table-cell table:number-columns-repeated="2"/>
          <table:table-cell office:value-type="string" calcext:value-type="string">
            <text:p>Celsius/Watt</text:p>
          </table:table-cell>
          <table:table-cell table:style-name="ce39" office:value-type="string" calcext:value-type="string">
            <text:p>TI DC-DC: guess the 3 center vias have, each, about 25degC/W resistanc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ermal Resistance of the Gap Pad 3.0 bottom</text:p>
          </table:table-cell>
          <table:table-cell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Celsius/Watt</text:p>
          </table:table-cell>
          <table:table-cell table:style-name="ce39" office:value-type="string" calcext:value-type="string">
            <text:p>TI DC-DC: to go across the copper planes. <text:s/>Guess low value – the planes are pretty good conductors of he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mal Resistance of the bottom heat sink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Celsius/Watt</text:p>
          </table:table-cell>
          <table:table-cell table:style-name="ce39" office:value-type="string" calcext:value-type="string">
            <text:p>TI DC-DC : guess low value for board to fr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mal Resistance of Heat sink to the bottom cover</text:p>
          </table:table-cell>
          <table:table-cell table:style-name="ce10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Celsius/Watt</text:p>
          </table:table-cell>
          <table:table-cell table:style-name="ce39"/>
          <table:table-cell table:number-columns-repeated="1017"/>
        </table:table-row>
        <table:table-row table:style-name="ro1">
          <table:table-cell/>
          <table:table-cell table:style-name="ce10"/>
          <table:table-cell table:number-columns-repeated="4"/>
          <table:table-cell table:style-name="ce39"/>
          <table:table-cell table:number-columns-repeated="1017"/>
        </table:table-row>
        <table:table-row table:style-name="ro1">
          <table:table-cell office:value-type="string" calcext:value-type="string">
            <text:p>Thermal Resistance from junction to bottom cover</text:p>
          </table:table-cell>
          <table:table-cell table:formula="of:=SUM([.B77:.B81])" office:value-type="float" office:value="1.8695" calcext:value-type="float">
            <text:p>1.8695</text:p>
          </table:table-cell>
          <table:table-cell table:formula="of:=SUM([.C77:.C81])" office:value-type="float" office:value="16.4533333333333" calcext:value-type="float">
            <text:p>16.4533333333333</text:p>
          </table:table-cell>
          <table:table-cell table:number-columns-repeated="2"/>
          <table:table-cell office:value-type="string" calcext:value-type="string">
            <text:p>Celsius/Watt</text:p>
          </table:table-cell>
          <table:table-cell table:style-name="ce39"/>
          <table:table-cell table:number-columns-repeated="1017"/>
        </table:table-row>
        <table:table-row table:style-name="ro1">
          <table:table-cell table:number-columns-repeated="6"/>
          <table:table-cell table:style-name="ce39"/>
          <table:table-cell table:number-columns-repeated="1017"/>
        </table:table-row>
        <table:table-row table:style-name="ro3">
          <table:table-cell office:value-type="string" calcext:value-type="string">
            <text:p>IC pow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ts</text:p>
          </table:table-cell>
          <table:table-cell table:style-name="ce39" office:value-type="string" calcext:value-type="string">
            <text:p>See the Xilinx prediction spreadsheet 7_Series_XPE_2017_3_HERA.xl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m allowed bottom cover temperature</text:p>
          </table:table-cell>
          <table:table-cell table:formula="of:=[.B76]-[.B85]*[.B83]" office:value-type="float" office:value="70.044" calcext:value-type="float">
            <text:p>70.044</text:p>
          </table:table-cell>
          <table:table-cell table:formula="of:=[.C76]-[.C85]*[.C83]" office:value-type="float" office:value="63.5466666666667" calcext:value-type="float">
            <text:p>63.5466666666667</text:p>
          </table:table-cell>
          <table:table-cell table:number-columns-repeated="2"/>
          <table:table-cell office:value-type="string" calcext:value-type="string">
            <text:p>Celsius</text:p>
          </table:table-cell>
          <table:table-cell table:style-name="ce39"/>
          <table:table-cell table:number-columns-repeated="1017"/>
        </table:table-row>
        <table:table-row table:style-name="ro1">
          <table:table-cell office:value-type="string" calcext:value-type="string">
            <text:p>Maximum node air temperature</text:p>
          </table:table-cell>
          <table:table-cell table:formula="of:=[.B86]-([.$D11]/(([.$B63]*[.$B66])))" office:value-type="float" office:value="48.537706987414" calcext:value-type="float">
            <text:p>48.537706987414</text:p>
          </table:table-cell>
          <table:table-cell table:formula="of:=[.C86]-([.$D11]/(([.$B63]*[.$B66])))" office:value-type="float" office:value="42.0403736540806" calcext:value-type="float">
            <text:p>42.0403736540806</text:p>
          </table:table-cell>
          <table:table-cell table:number-columns-repeated="2"/>
          <table:table-cell office:value-type="string" calcext:value-type="string">
            <text:p>Celsius</text:p>
          </table:table-cell>
          <table:table-cell table:style-name="ce39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Temperature of node inlet year rou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Temperature margin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 in air temperature dut to PAM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Celsi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imum node air temperature</text:p>
          </table:table-cell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5:25:26.5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ra</meta:initial-creator>
    <meta:editing-cycles>23</meta:editing-cycles>
    <meta:creation-date>2016-12-01T19:14:57</meta:creation-date>
    <dc:date>2017-12-18T17:31:39.102000000</dc:date>
    <dc:language>en-US</dc:language>
    <meta:editing-duration>PT2H18M</meta:editing-duration>
    <meta:generator>LibreOffice/5.3.7.2$Windows_X86_64 LibreOffice_project/6b8ed514a9f8b44d37a1b96673cbbdd077e24059</meta:generator>
    <meta:document-statistic meta:table-count="1" meta:cell-count="2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